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, 'MS PMincho'" style:font-family-generic="roman"/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font-style="italic" fo:font-weight="bold" officeooo:rsid="000ce8b7" officeooo:paragraph-rsid="000ce8b7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style="italic" fo:font-weight="bold" officeooo:rsid="000ce8b7" officeooo:paragraph-rsid="000f2a3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fo:font-weight="bold" officeooo:paragraph-rsid="000ce8b7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ize="12pt" fo:font-weight="bold" officeooo:rsid="000ce8b7" officeooo:paragraph-rsid="000ce8b7" style:font-size-asian="10.5pt" style:font-weight-asian="bold" style:font-size-complex="12pt" style:font-weight-complex="bold"/>
    </style:style>
    <style:style style:name="P6" style:family="paragraph" style:parent-style-name="Text_20_body">
      <style:text-properties fo:font-size="12pt" fo:font-weight="normal" officeooo:rsid="000ce8b7" officeooo:paragraph-rsid="000ce8b7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00ce8b7" officeooo:paragraph-rsid="0016003e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style="italic" fo:font-weight="bold" officeooo:rsid="000ce8b7" officeooo:paragraph-rsid="000ce8b7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Text_20_body">
      <style:text-properties fo:font-style="normal" fo:font-weight="normal" officeooo:rsid="000ce8b7" officeooo:paragraph-rsid="000ce8b7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weight="bold" officeooo:rsid="00140bc7" officeooo:paragraph-rsid="00140bc7" style:font-weight-asian="bold" style:font-weight-complex="bold"/>
    </style:style>
    <style:style style:name="P11" style:family="paragraph" style:parent-style-name="Text_20_body">
      <style:text-properties officeooo:rsid="0016003e" officeooo:paragraph-rsid="0016003e"/>
    </style:style>
    <style:style style:name="P12" style:family="paragraph" style:parent-style-name="Text_20_body">
      <style:text-properties fo:font-weight="normal" officeooo:rsid="00140bc7" officeooo:paragraph-rsid="001716f6" style:font-weight-asian="normal" style:font-weight-complex="normal"/>
    </style:style>
    <style:style style:name="P13" style:family="paragraph" style:parent-style-name="Text_20_body">
      <style:text-properties officeooo:rsid="001716f6" officeooo:paragraph-rsid="001716f6"/>
    </style:style>
    <style:style style:name="P14" style:family="paragraph" style:parent-style-name="Preformatted_20_Text">
      <style:text-properties fo:font-size="12pt" fo:font-weight="bold" officeooo:rsid="0012ca37" officeooo:paragraph-rsid="000ce8b7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fo:font-size="12pt" fo:font-weight="bold" officeooo:rsid="000ce8b7" officeooo:paragraph-rsid="000ce8b7" style:font-size-asian="10.5pt" style:font-weight-asian="bold" style:font-size-complex="12pt" style:font-weight-complex="bold"/>
    </style:style>
    <style:style style:name="P16" style:family="paragraph" style:parent-style-name="Preformatted_20_Text">
      <style:text-properties officeooo:paragraph-rsid="000ce8b7"/>
    </style:style>
    <style:style style:name="P17" style:family="paragraph" style:parent-style-name="Preformatted_20_Text">
      <style:text-properties fo:color="#000000" officeooo:paragraph-rsid="000f4d62"/>
    </style:style>
    <style:style style:name="P18" style:family="paragraph" style:parent-style-name="Preformatted_20_Text">
      <style:text-properties officeooo:paragraph-rsid="000f4d62"/>
    </style:style>
    <style:style style:name="P19" style:family="paragraph" style:parent-style-name="Standard">
      <style:text-properties officeooo:rsid="000ce8b7" officeooo:paragraph-rsid="000ce8b7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ce8b7" officeooo:paragraph-rsid="000ce8b7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12pt" fo:font-weight="bold" officeooo:rsid="00181e85" officeooo:paragraph-rsid="000ce8b7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91440" officeooo:paragraph-rsid="000f4d62" style:font-size-asian="10.5pt" style:font-weight-asian="bold" style:font-size-complex="12pt" style:font-weight-complex="bold"/>
    </style:style>
    <style:style style:name="P23" style:family="paragraph" style:parent-style-name="Standard">
      <style:text-properties fo:color="#0000ff" fo:font-size="12pt" fo:font-weight="normal" officeooo:rsid="00181e85" officeooo:paragraph-rsid="000ce8b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ff" fo:font-size="12pt" fo:font-weight="bold" officeooo:rsid="00181e85" officeooo:paragraph-rsid="000ce8b7" style:font-size-asian="10.5pt" style:font-weight-asian="bold" style:font-size-complex="12pt" style:font-weight-complex="bold"/>
    </style:style>
    <style:style style:name="P25" style:family="paragraph" style:parent-style-name="Standard">
      <style:text-properties fo:color="#0000ff" fo:font-size="12pt" fo:font-style="normal" fo:font-weight="normal" officeooo:rsid="00181e85" officeooo:paragraph-rsid="000ce8b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officeooo:rsid="0012ca37" officeooo:paragraph-rsid="000f4d62"/>
    </style:style>
    <style:style style:name="P27" style:family="paragraph" style:parent-style-name="Standard">
      <style:text-properties fo:font-weight="normal" officeooo:rsid="0012fc3b" officeooo:paragraph-rsid="000f4d62" style:font-weight-asian="normal" style:font-weight-complex="normal"/>
    </style:style>
    <style:style style:name="P28" style:family="paragraph" style:parent-style-name="Standard">
      <style:text-properties fo:font-weight="normal" officeooo:rsid="0012ca37" officeooo:paragraph-rsid="000f4d62" style:font-weight-asian="normal" style:font-weight-complex="normal"/>
    </style:style>
    <style:style style:name="P29" style:family="paragraph" style:parent-style-name="Standard">
      <style:text-properties fo:font-style="italic" fo:font-weight="normal" officeooo:rsid="0012ca37" officeooo:paragraph-rsid="000f4d62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break-before="page"/>
      <style:text-properties officeooo:rsid="000ce8b7" officeooo:paragraph-rsid="000ce8b7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0ce8b7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0000" fo:font-style="italic" fo:font-weight="normal" officeooo:rsid="000ce8b7" officeooo:paragraph-rsid="000f4d62" style:font-style-asian="italic" style:font-weight-asian="normal" style:font-style-complex="italic" style:font-weight-complex="normal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Preformatted_20_Text">
      <style:paragraph-properties fo:margin-left="1.058cm" fo:margin-right="0cm" fo:text-indent="0cm" style:auto-text-indent="false"/>
    </style:style>
    <style:style style:name="P37" style:family="paragraph" style:parent-style-name="Preformatted_20_Text">
      <style:paragraph-properties fo:margin-left="1.058cm" fo:margin-right="0cm" fo:text-indent="0cm" style:auto-text-indent="false"/>
      <style:text-properties officeooo:rsid="001716f6" officeooo:paragraph-rsid="001716f6"/>
    </style:style>
    <style:style style:name="P38" style:family="paragraph" style:parent-style-name="Preformatted_20_Text">
      <style:paragraph-properties fo:margin-left="1.058cm" fo:margin-right="0cm" fo:margin-top="0cm" fo:margin-bottom="0.499cm" loext:contextual-spacing="false" fo:text-indent="0cm" style:auto-text-indent="false"/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Heading_20_3">
      <style:text-properties officeooo:paragraph-rsid="000f4d62"/>
    </style:style>
    <style:style style:name="P41" style:family="paragraph" style:parent-style-name="Heading_20_3">
      <style:text-properties fo:font-weight="bold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0fb373" style:font-size-asian="10pt" style:font-weight-asian="normal" style:font-size-complex="10pt" style:font-weight-complex="normal"/>
    </style:style>
    <style:style style:name="T4" style:family="text">
      <style:text-properties officeooo:rsid="000ce8b7"/>
    </style:style>
    <style:style style:name="T5" style:family="text">
      <style:text-properties officeooo:rsid="000ce8b7"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e8b7" style:font-weight-asian="normal" style:font-weight-complex="normal"/>
    </style:style>
    <style:style style:name="T8" style:family="text">
      <style:text-properties fo:font-weight="normal" officeooo:rsid="00191440" style:font-weight-asian="normal" style:font-weight-complex="normal"/>
    </style:style>
    <style:style style:name="T9" style:family="text">
      <style:text-properties officeooo:rsid="000d581a"/>
    </style:style>
    <style:style style:name="T10" style:family="text">
      <style:text-properties fo:color="#0000ff" fo:font-weight="normal" style:font-weight-asian="normal" style:font-weight-complex="normal"/>
    </style:style>
    <style:style style:name="T11" style:family="text">
      <style:text-properties fo:color="#0000ff" fo:font-weight="normal" officeooo:rsid="00191440" style:font-weight-asian="normal" style:font-weight-complex="normal"/>
    </style:style>
    <style:style style:name="T12" style:family="text">
      <style:text-properties fo:color="#0000ff" style:font-name="Times New Roman" fo:language="lv" fo:country="LV" fo:font-style="normal" fo:font-weight="normal" officeooo:rsid="000929aa" style:font-name-asian="TimesNewRoman" style:font-size-asian="12pt" style:language-asian="lv" style:country-asian="LV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13" style:family="text">
      <style:text-properties fo:color="#0000ff" style:font-name="Times New Roman" fo:language="lv" fo:country="LV" fo:font-style="normal" fo:font-weight="normal" style:font-name-asian="Arial" style:font-size-asian="12pt" style:language-asian="lv" style:country-asian="LV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14" style:family="text">
      <style:text-properties fo:font-size="12pt" fo:font-weight="bold" officeooo:rsid="00191440" style:font-size-asian="10.5pt" style:font-weight-asian="bold" style:font-size-complex="12pt" style:font-weight-complex="bold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191440" style:font-size-asian="10.5pt" style:font-size-complex="12pt"/>
    </style:style>
    <style:style style:name="T17" style:family="text">
      <style:text-properties fo:color="#000000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6003e"/>
    </style:style>
    <style:style style:name="T20" style:family="text">
      <style:text-properties fo:font-weight="bold" officeooo:rsid="001a5957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42209984" text:id="ct42209984">
          <text:insertion>
            <office:change-info>
              <dc:creator>Nezināms autors</dc:creator>
              <dc:date>2015-04-11T00:01:00</dc:date>
            </office:change-info>
          </text:insertion>
        </text:changed-region>
        <text:changed-region xml:id="ct42255200" text:id="ct42255200">
          <text:insertion>
            <office:change-info>
              <dc:creator>Nezināms autors</dc:creator>
              <dc:date>2015-04-11T08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tips e-iekļaušanu prognozēšanas tehnoloģiskajam modelim</text:p>
      <text:p text:style-name="P19"/>
      <text:p text:style-name="P19"/>
      <text:p text:style-name="P19"/>
      <text:table-of-content text:style-name="Sect1" text:protected="true" text:name="Satura rādītājs1">
        <text:table-of-content-source text:outline-level="10">
          <text:index-title-template text:style-name="Contents_20_Heading">Satura rādītāj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atura rādītājs1_Head">
            <text:p text:style-name="Contents_20_Heading">Satura rādītājs</text:p>
          </text:index-title>
          <text:p text:style-name="P34"><text:a xlink:type="simple" xlink:href="#__RefHeading__2264_516294190" text:style-name="Index_20_Link" text:visited-style-name="Index_20_Link">1. Apmācība<text:tab/>2</text:a></text:p>
          <text:p text:style-name="P35"><text:a xlink:type="simple" xlink:href="#__RefHeading__2266_516294190" text:style-name="Index_20_Link" text:visited-style-name="Index_20_Link">1.1. Datu sagatavošana<text:tab/>2</text:a></text:p>
          <text:p text:style-name="P35"><text:a xlink:type="simple" xlink:href="#__RefHeading__2268_516294190" text:style-name="Index_20_Link" text:visited-style-name="Index_20_Link">1.2. Datu dalījums datu kopās<text:tab/>2</text:a></text:p>
          <text:p text:style-name="P35"><text:a xlink:type="simple" xlink:href="#__RefHeading__2270_516294190" text:style-name="Index_20_Link" text:visited-style-name="Index_20_Link">1.3. Modelis M1<text:tab/>2</text:a></text:p>
          <text:p text:style-name="P39"><text:a xlink:type="simple" xlink:href="#__RefHeading__2523_516294190" text:style-name="Index_20_Link" text:visited-style-name="Index_20_Link">1.3.1. Klasteru skaita K noteikšana ar Expectation Maximization algoritmu<text:tab/>2</text:a></text:p>
          <text:p text:style-name="P39"><text:a xlink:type="simple" xlink:href="#__RefHeading__2525_516294190" text:style-name="Index_20_Link" text:visited-style-name="Index_20_Link">1.3.2. Klasteru atribūtu centroīdu noteikšana ar k- Means algoritmu<text:tab/>2</text:a></text:p>
          <text:p text:style-name="P35"><text:a xlink:type="simple" xlink:href="#__RefHeading__2272_516294190" text:style-name="Index_20_Link" text:visited-style-name="Index_20_Link">1.4. Modelis M2<text:tab/>3</text:a></text:p>
          <text:p text:style-name="P35"><text:a xlink:type="simple" xlink:href="#__RefHeading__2274_516294190" text:style-name="Index_20_Link" text:visited-style-name="Index_20_Link">1.5. Modelis M3<text:tab/>5</text:a></text:p>
          <text:p text:style-name="P35"><text:a xlink:type="simple" xlink:href="#__RefHeading__2276_516294190" text:style-name="Index_20_Link" text:visited-style-name="Index_20_Link">1.6. Modelis PROGN<text:tab/>5</text:a></text:p>
          <text:p text:style-name="P34"><text:a xlink:type="simple" xlink:href="#__RefHeading__2278_516294190" text:style-name="Index_20_Link" text:visited-style-name="Index_20_Link">2. Prognozēšana<text:tab/>5</text:a></text:p>
        </text:index-body>
      </text:table-of-content>
      <text:p text:style-name="P19"/>
      <text:p text:style-name="P30"/>
      <text:p text:style-name="P19"/>
      <text:p text:style-name="P19"/>
      <text:p text:style-name="P19"/>
      <text:h text:style-name="Heading_20_1" text:outline-level="1"><text:bookmark-start text:name="__RefHeading__2264_516294190"/><text:span text:style-name="T4">1. </text:span>Apmācība <text:bookmark-end text:name="__RefHeading__2264_516294190"/></text:h>
      <text:h text:style-name="Heading_20_2" text:outline-level="2"><text:bookmark-start text:name="__RefHeading__2266_516294190"/><text:span text:style-name="T4">1.1. </text:span>Datu sagatavošana<text:bookmark-end text:name="__RefHeading__2266_516294190"/></text:h>
      <text:h text:style-name="Heading_20_2" text:outline-level="2"><text:bookmark-start text:name="__RefHeading__2268_516294190"/><text:span text:style-name="T4">1.2. </text:span>Datu dalījums datu kopās<text:bookmark-end text:name="__RefHeading__2268_516294190"/></text:h>
      <text:h text:style-name="Heading_20_2" text:outline-level="2"><text:bookmark-start text:name="__RefHeading__2270_516294190"/><text:span text:style-name="T4">1.3. </text:span>Modelis M1<text:bookmark-end text:name="__RefHeading__2270_516294190"/></text:h>
      <text:p text:style-name="P15"/>
      <text:h text:style-name="P40" text:outline-level="3"><text:bookmark-start text:name="__RefHeading__2523_516294190"/><text:span text:style-name="T4">1.3.1. K</text:span>lasteru skaita K noteikšana ar Expectation Maximization algoritmu<text:bookmark-end text:name="__RefHeading__2523_516294190"/></text:h>
      <text:p text:style-name="P27"><text:span text:style-name="T15">aģenta mērķis ir meklēt noteiktai mācību tēmai sadalījumu pa klasteriem, </text:span><text:span text:style-name="T16">tas ir atrast </text:span><text:span text:style-name="T14">Modeli M1</text:span></text:p>
      <text:p text:style-name="P22"/>
      <text:p text:style-name="P2">Ieejas dati:<text:span text:style-name="T6"> .arff fails</text:span></text:p>
      <text:p text:style-name="P26"><text:a xlink:type="simple" xlink:href="https://weka.wikispaces.com/Use+WEKA+in+your+Java+code" text:style-name="Internet_20_link" text:visited-style-name="Visited_20_Internet_20_Link">https://weka.wikispaces.com/Use+WEKA+in+your+Java+code</text:a></text:p>
      <text:p text:style-name="P28"/>
      <text:p text:style-name="P29">Lai ARFF formāta datu failu iedabūtu wekā izmanto:</text:p>
      <text:p text:style-name="P29"/>
      <text:p text:style-name="P18"><text:s/><text:span text:style-name="T17">import weka.core.converters.ConverterUtils.DataSource;</text:span></text:p>
      <text:p text:style-name="P17"><text:s/>...</text:p>
      <text:p text:style-name="P17"><text:s/>DataSource source = new DataSource("<text:span text:style-name="T18">data.arff</text:span>"); </text:p>
      <text:p text:style-name="P17"><text:s/>Instances data = source.getDataSet();</text:p>
      <text:p text:style-name="P17"><text:s/>// setting class attribute if the data format does not provide this information</text:p>
      <text:p text:style-name="P17"><text:s/>// For example, the XRFF format saves the class attribute information as well</text:p>
      <text:p text:style-name="P17"><text:s/>if (data.classIndex() == -1)</text:p>
      <text:p text:style-name="P33"><text:s text:c="3"/>data.setClassIndex(data.numAttributes() - 1);</text:p>
      <text:p text:style-name="P3">Izejas dati: <text:span text:style-name="T6">N – klasteru skaits</text:span></text:p>
      <text:h text:style-name="P41" text:outline-level="3"><text:bookmark-start text:name="__RefHeading__2525_516294190"/>1.3.2. <text:span text:style-name="T4">K</text:span>lasteru atribūtu centroīdu noteikšana ar k- Means algoritmu<text:bookmark-end text:name="__RefHeading__2525_516294190"/></text:h>
      <text:p text:style-name="P6">Izmanto weka</text:p>
      <text:p text:style-name="P6">Izmanto algoritmu no</text:p>
      <text:p text:style-name="P5"><text:s/><text:a xlink:type="simple" xlink:href="http://stackoverflow.com/questions/25668512/k-means-weka-java-code" text:style-name="Internet_20_link" text:visited-style-name="Visited_20_Internet_20_Link"><text:span text:style-name="T9">http://stackoverflow.com/questions/25668512/k-means-weka-java-code</text:span></text:a></text:p>
      <text:p text:style-name="P4">Ieejas dati:<text:span text:style-name="T6"> .arff fails </text:span><text:span text:style-name="T7">(tas pats, kas 1.3.1)</text:span></text:p>
      <text:p text:style-name="P8">Ieejas dati: <text:span text:style-name="T6">N – klasteru skaits</text:span></text:p>
      <text:p text:style-name="P14"/>
      <text:p text:style-name="P14"><text:span text:style-name="Source_20_Text"><text:span text:style-name="T2">Instances dataa = DataSource.read("</text:span></text:span><text:span text:style-name="Source_20_Text"><text:span text:style-name="T3">data</text:span></text:span><office:annotation office:name="__Fieldmark__430_1452516405"><dc:creator>Nezināms autors</dc:creator><dc:date>2015-04-10T08:54:10</dc:date><text:list text:style-name=""><text:list-item><text:p>Mans fails</text:p></text:list-item></text:list></office:annotation><text:span text:style-name="Source_20_Text"><text:span text:style-name="T1">.arff"</text:span></text:span><office:annotation-end office:name="__Fieldmark__430_1452516405"/><text:span text:style-name="Source_20_Text"><text:span text:style-name="T2">); </text:span></text:span></text:p>
      <text:p text:style-name="P16"><text:span text:style-name="Source_20_Text"><text:span text:style-name="T2"/></text:span></text:p>
      <text:p text:style-name="P16"><text:span text:style-name="Source_20_Text"><text:span text:style-name="T2"/></text:span></text:p>
      <text:p text:style-name="P16"><text:span text:style-name="Source_20_Text"><text:s text:c="4"/>// create the model </text:span></text:p>
      <text:p text:style-name="P16"><text:span text:style-name="Source_20_Text"><text:s text:c="4"/>kMeans = new SimpleKMeans();</text:span></text:p>
      <text:p text:style-name="P16"><text:span text:style-name="Source_20_Text"><text:s text:c="4"/>kMeans.setNumClusters(</text:span><text:span text:style-name="Source_20_Text"><text:span text:style-name="T5">N</text:span></text:span><text:span text:style-name="Source_20_Text">);</text:span></text:p>
      <text:p text:style-name="P16"><text:soft-page-break/><text:span text:style-name="Source_20_Text"><text:s text:c="4"/>kMeans.buildClusterer(dataa); </text:span></text:p>
      <text:p text:style-name="P16"/>
      <text:p text:style-name="P16"><text:span text:style-name="Source_20_Text"><text:s text:c="4"/></text:span><office:annotation office:name="__Fieldmark__2530_516294190"><dc:creator>Nezināms autors</dc:creator><dc:date>2015-04-10T14:08:01</dc:date><text:list text:continue-numbering="true" text:style-name=""><text:list-item><text:p>Ja pareizi saprotu, tad šis algoritms nedrukā to, ko man vajag – klasteru atribūtu centroīdus, meklēšu vēl</text:p></text:list-item></text:list></office:annotation><text:span text:style-name="Source_20_Text">// print out the cluster centroids</text:span></text:p>
      <text:p text:style-name="P16"><text:span text:style-name="Source_20_Text"><text:s text:c="4"/>Instances centroids = kMeans.getClusterCentroids(); </text:span></text:p>
      <text:p text:style-name="P16"><text:span text:style-name="Source_20_Text"><text:s text:c="4"/>for (int i = 0; i &lt; centroids.numInstances(); i++) { </text:span></text:p>
      <text:p text:style-name="P16"><text:span text:style-name="Source_20_Text"><text:s text:c="6"/>System.out.println( "Centroid " + i+1 + ": " + centroids.instance(i)); </text:span></text:p>
      <text:p text:style-name="P16"><text:span text:style-name="Source_20_Text"><text:s text:c="4"/>} </text:span></text:p>
      <text:p text:style-name="P16"/>
      <text:p text:style-name="P16"><text:span text:style-name="Source_20_Text"><text:s text:c="4"/>// get cluster membership for each instance </text:span></text:p>
      <text:p text:style-name="P16"><text:span text:style-name="Source_20_Text"><text:s text:c="4"/>for (int i = 0; i &lt; dataa.numInstances(); i++) { </text:span></text:p>
      <text:p text:style-name="P16"><text:span text:style-name="Source_20_Text"><text:s text:c="6"/>System.out.println( dataa.instance(i) + " is in cluster " + kMeans.clusterInstance(dataa.instance(i)) + 1); </text:span><office:annotation-end office:name="__Fieldmark__2530_516294190"/></text:p>
      <text:p text:style-name="P16"/>
      <text:p text:style-name="P32"><text:span text:style-name="Source_20_Text"><text:s text:c="4"/>} </text:span></text:p>
      <text:p text:style-name="P1">Izejas dati: <text:span text:style-name="T7">klasteru atribūtu centroīdi.</text:span></text:p>
      <text:p text:style-name="P1"/>
      <text:p text:style-name="P9">Piemērs izejas datiem:</text:p>
      <text:p text:style-name="P23">Cluster centroids:</text:p>
      <text:p text:style-name="P23"><text:s text:c="25"/>Cluster#</text:p>
      <text:p text:style-name="P23">Attribute <text:s text:c="9"/>Full Data <text:s text:c="9"/>0 <text:s text:c="9"/>1 <text:s text:c="9"/>2 <text:s text:c="9"/>3</text:p>
      <text:p text:style-name="P24"><text:span text:style-name="T6"><text:s text:c="5"/></text:span><text:span text:style-name="T8">&gt;&gt;&gt;&gt;&gt;&gt;</text:span><text:span text:style-name="T6"> <text:s text:c="11"/>(916) <text:s text:c="5"/>(298) <text:s text:c="5"/>(149) <text:s text:c="5"/>(334) <text:s text:c="5"/>(135)</text:span></text:p>
      <text:p text:style-name="P23">==================================================================</text:p>
      <text:p text:style-name="P24"><text:span text:style-name="T8">klastn</text:span><text:span text:style-name="T6">SWL <text:s text:c="12"/>3.7621 <text:s text:c="4"/>3.6413 <text:s text:c="4"/>3.7624 <text:s text:c="4"/>3.7647 <text:s text:c="4"/>4.0222</text:span></text:p>
      <text:p text:style-name="P24"><text:span text:style-name="T8">klastn</text:span><text:span text:style-name="T6">DS <text:s text:c="13"/>0.6632 <text:s text:c="4"/>0.6101 <text:s text:c="4"/>0.6718 <text:s text:c="4"/>0.6943 <text:s text:c="4"/>0.6941</text:span></text:p>
      <text:p text:style-name="P24"><text:span text:style-name="T8">klastn</text:span><text:span text:style-name="T6">SAL <text:s text:c="11"/>50.5197 <text:s text:c="3"/>45.8396 <text:s text:c="3"/>27.2074 <text:s text:c="3"/>52.2856 <text:s text:c="3"/>82.2111</text:span></text:p>
      <text:p text:style-name="P24"><text:span text:style-name="T8">klastn</text:span><text:span text:style-name="T6">ELM <text:s text:c="13"/>4.008 <text:s text:c="4"/>3.8802 <text:s text:c="4"/>3.8054 <text:s text:c="4"/>4.0093 <text:s text:c="4"/>4.5104</text:span></text:p>
      <text:p text:style-name="P24"><text:span text:style-name="T8">klastn</text:span><text:span text:style-name="T6">IWS <text:s text:c="12"/>4.5972 <text:s text:c="4"/>4.5604 <text:s text:c="4"/>4.5638 <text:s text:c="4"/>4.5509 <text:s text:c="4"/>4.8296</text:span></text:p>
      <text:p text:style-name="P24"><text:span text:style-name="T8">klastn</text:span><text:span text:style-name="T6">ELE <text:s text:c="12"/>4.1288 <text:s text:c="4"/>4.0638 <text:s text:c="5"/>3.953 <text:s text:c="4"/>4.0868 <text:s text:c="4"/>4.5704</text:span></text:p>
      <text:p text:style-name="P24"><text:span text:style-name="T8">klastn</text:span><text:span text:style-name="T6">PU <text:s text:c="14"/>3.964 <text:s text:c="4"/>3.5235 <text:s text:c="4"/>3.8188 <text:s text:c="4"/>4.1287 <text:s text:c="4"/>4.6889</text:span></text:p>
      <text:p text:style-name="P21"><text:span text:style-name="T11">klastn</text:span><text:span text:style-name="Citation"><text:span text:style-name="T12">PU</text:span></text:span><text:span text:style-name="Citation"><text:span text:style-name="T13">O</text:span></text:span><text:span text:style-name="Citation"><text:span text:style-name="T12">U</text:span></text:span><text:span text:style-name="T10"> <text:s text:c="11"/>4.9487 <text:s text:c="4"/>3.5235 <text:s text:c="4"/>5.8188 <text:s text:c="4"/>5.1287 <text:s text:c="4"/>6.6889</text:span></text:p>
      <text:p text:style-name="P25">OU <text:s text:c="30"/>1 <text:s text:c="9"/>0 <text:s text:c="9"/>2 <text:s text:c="9"/>1 <text:s text:c="9"/>2</text:p>
      <text:h text:style-name="Heading_20_2" text:outline-level="2"><text:bookmark-start text:name="__RefHeading__2272_516294190"/><text:span text:style-name="T4">1.4. </text:span>Modelis M2<text:bookmark-end text:name="__RefHeading__2272_516294190"/><text:change-start text:change-id="ct42209984"/></text:h>
      <text:p text:style-name="P12">Aģenta mērķis ir atrast lineārās regresijas vienādojumu <text:span text:style-name="T20">zināšanu pārneses individuālā līmenī raksturošanai</text:span> e-iekļaušanas pakāpes prognozēšanai M2</text:p>
      <text:p text:style-name="P7">Izmanto weka</text:p>
      <text:p text:style-name="P7">Izmanto algoritmu no <text:a xlink:type="simple" xlink:href="https://www.packtpub.com/books/content/regression-models-weka" text:style-name="Internet_20_link" text:visited-style-name="Visited_20_Internet_20_Link"><text:span text:style-name="T19">https://www.packtpub.com/books/content/regression-models-weka</text:span></text:a></text:p>
      <text:p text:style-name="P7"/>
      <text:p text:style-name="P10">Ieejas dati: <text:span text:style-name="T6">.arff fails</text:span></text:p>
      <text:p text:style-name="Preformatted_20_Text">import java.io.BufferedReader;</text:p>
      <text:p text:style-name="P36">import java.io.FileReader;</text:p>
      <text:p text:style-name="P36">import weka.core.Instance;</text:p>
      <text:p text:style-name="P36">import weka.core.Instances;</text:p>
      <text:p text:style-name="P36">import weka.classifiers.functions.LinearRegression;</text:p>
      <text:p text:style-name="P36">public class Regression{</text:p>
      <text:p text:style-name="P36">public static void main(String args[]) throws Exception{</text:p>
      <text:p text:style-name="P36">//load data</text:p>
      <text:p text:style-name="P36">Instances data = new Instances(new BufferedReader(new</text:p>
      <text:p text:style-name="P36">FileReader("<office:annotation office:name="__Fieldmark__444_2115031187"><dc:creator>Nezināms autors</dc:creator><dc:date>2015-04-11T00:06:05</dc:date><text:list text:continue-numbering="true" text:style-name=""><text:list-item><text:p text:style-name="P42"><text:span text:style-name="T21">Mani dati, tas pats fails, kas iepriekš. BET jānofiltrē nost pēdējais atribūts, pēc skaita 9.</text:span></text:p></text:list-item></text:list></office:annotation>dataset/house.arff<office:annotation-end office:name="__Fieldmark__444_2115031187"/>")));</text:p>
      <text:p text:style-name="P36"><text:soft-page-break/>data.setClassIndex(data.numAttributes() - 1);</text:p>
      <text:p text:style-name="P36">//build model</text:p>
      <text:p text:style-name="P36">LinearRegression model = new LinearRegression();</text:p>
      <text:p text:style-name="P36">model.buildClassifier(data); //the last instance with missing class is not used</text:p>
      <text:p text:style-name="P36">System.out.println(model);</text:p>
      <text:p text:style-name="P36">//classify the last instance</text:p>
      <text:p text:style-name="P36">Instance myHouse = data.lastInstance();</text:p>
      <text:p text:style-name="P36">double price = model.classifyInstance(myHouse);</text:p>
      <text:p text:style-name="P36">System.out.println("My house ("+myHouse+"): "+price);</text:p>
      <text:p text:style-name="P36">}</text:p>
      <text:p text:style-name="P38">}</text:p>
      <text:p text:style-name="P11">Piemērs izdrukai:</text:p>
      <text:p text:style-name="P37">Linear Regression Model</text:p>
      <text:p text:style-name="P37"/>
      <text:p text:style-name="P37">PUOU =</text:p>
      <text:p text:style-name="P37"/>
      <text:p text:style-name="P37"><text:s text:c="6"/>0.0545 * SWL +</text:p>
      <text:p text:style-name="P37"><text:s text:c="6"/>0.4172 * DS +</text:p>
      <text:p text:style-name="P37"><text:s text:c="6"/>0.0012 * SAL +</text:p>
      <text:p text:style-name="P37"><text:s text:c="5"/>-0.0497 * ELE +</text:p>
      <text:p text:style-name="P37"><text:s text:c="6"/>1.1527 * PU +</text:p>
      <text:p text:style-name="P37"><text:s text:c="6"/>0.0422</text:p>
      <text:p text:style-name="P37"/>
      <text:p text:style-name="P37">Time taken to build model: 0.26 seconds</text:p>
      <text:p text:style-name="P37"/>
      <text:p text:style-name="P37">=== Cross-validation ===</text:p>
      <text:p text:style-name="P37">=== Summary ===</text:p>
      <text:p text:style-name="P37"/>
      <text:p text:style-name="P37">Correlation coefficient <text:s text:c="17"/>0.8702</text:p>
      <text:p text:style-name="P37">Mean absolute error <text:s text:c="21"/>0.6573</text:p>
      <text:p text:style-name="P37">Root mean squared error <text:s text:c="17"/>0.7752</text:p>
      <text:p text:style-name="P37">Relative absolute error <text:s text:c="16"/>50.684 <text:s/>%</text:p>
      <text:p text:style-name="P37">Root relative squared error <text:s text:c="12"/>49.2149 %</text:p>
      <text:p text:style-name="P37">Total Number of Instances <text:s text:c="13"/>916 <text:s text:c="4"/></text:p>
      <text:p text:style-name="Text_20_body"/>
      <text:p text:style-name="Text_20_body"/>
      <text:p text:style-name="P13">Kā nofiltrēt aribūtu ir rakstīts šeit: https://weka.wikispaces.com/Use+WEKA+in+your+Java+code</text:p>
      <text:p text:style-name="Text_20_body"><text:change-end text:change-id="ct42209984"/><text:change-start text:change-id="ct42255200"/></text:p>
      <text:p text:style-name="P31"><text:s/>weka.filters.unsupervised.attribute.Remove</text:p>
      <text:p text:style-name="Text_20_body"/>
      <text:p text:style-name="P31"><text:s/>-R 1<office:annotation><dc:creator>Nezināms autors</dc:creator><dc:date>2015-04-11T08:48:39</dc:date><text:list text:continue-numbering="true" text:style-name=""><text:list-item><text:p text:style-name="P42"><text:span text:style-name="T21">Saprotu, ka 1 vietā jāliek 9, jo man jānofiltrē 9.</text:span></text:p></text:list-item></text:list></office:annotation></text:p>
      <text:p text:style-name="Text_20_body">If you have an <text:span text:style-name="Teletype">Instances</text:span> object, called <text:span text:style-name="Teletype">data</text:span>, you can create and apply the filter like this:</text:p>
      <text:p text:style-name="Preformatted_20_Text"><text:s/>import weka.core.Instances;</text:p>
      <text:p text:style-name="Preformatted_20_Text"><text:s/>import weka.filters.Filter;</text:p>
      <text:p text:style-name="Preformatted_20_Text"><text:s/>import weka.filters.unsupervised.attribute.Remove;</text:p>
      <text:p text:style-name="Preformatted_20_Text"><text:s/>...</text:p>
      <text:p text:style-name="Preformatted_20_Text"><text:s/>String[] options = new String[2];</text:p>
      <text:p text:style-name="Preformatted_20_Text"><text:s/>options[0] = "-R"<office:annotation><dc:creator>Nezināms autors</dc:creator><dc:date>2015-04-11T08:49:31</dc:date><text:list text:continue-numbering="true" text:style-name=""><text:list-item><text:p text:style-name="P42"><text:span text:style-name="T21">9</text:span></text:p></text:list-item></text:list></office:annotation>; <text:s text:c="35"/>// "range"</text:p>
      <text:p text:style-name="Preformatted_20_Text"><text:s/>options[1] = "1"; <text:s text:c="36"/>// first attribute</text:p>
      <text:p text:style-name="Preformatted_20_Text"><text:s/>Remove remove = new Remove(); <text:s text:c="24"/>// new instance of filter</text:p>
      <text:p text:style-name="Preformatted_20_Text"><text:s/>remove.setOptions(options); <text:s text:c="26"/>// set options</text:p>
      <text:p text:style-name="Preformatted_20_Text"><text:soft-page-break/><text:s/>remove.setInputFormat(data); <text:s text:c="25"/>// inform filter about dataset **AFTER** setting options</text:p>
      <text:p text:style-name="P31"><text:s/>Instances newData = Filter.useFilter(data, remove); <text:s text:c="2"/>// apply filter</text:p>
      <text:p text:style-name="Text_20_body"><text:change-end text:change-id="ct42255200"/></text:p>
      <text:h text:style-name="Heading_20_2" text:outline-level="2"><text:bookmark-start text:name="__RefHeading__2274_516294190"/><text:span text:style-name="T4">1.5. </text:span>Modelis M3<text:bookmark-end text:name="__RefHeading__2274_516294190"/></text:h>
      <text:h text:style-name="Heading_20_2" text:outline-level="2"><text:bookmark-start text:name="__RefHeading__2276_516294190"/><text:span text:style-name="T4">1.6. </text:span>Modelis PROGN<text:bookmark-end text:name="__RefHeading__2276_516294190"/></text:h>
      <text:p text:style-name="P19"/>
      <text:h text:style-name="Heading_20_1" text:outline-level="1"><text:bookmark-start text:name="__RefHeading__2278_516294190"/><text:span text:style-name="T4">2. </text:span>Prognozēšana<text:bookmark-end text:name="__RefHeading__2278_5162941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, 'MS PMincho'" style:font-family-generic="roman"/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3:44:38.601657283</meta:creation-date>
    <dc:date>2015-04-11T08:50:24.383245906</dc:date>
    <meta:editing-duration>PT49M43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5" meta:paragraph-count="128" meta:word-count="596" meta:character-count="5419" meta:non-whitespace-character-count="4176"/>
  </office:meta>
</office:document-meta>
</file>